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Thumbnails/thumbnail.png" manifest:media-type="image/png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Ultrafine_20_Dashed" svg:stroke-width="0.051cm" svg:stroke-color="#000000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 style:parent-style-name="standard">
      <style:graphic-properties draw:stroke="solid" svg:stroke-width="0.051cm" svg:stroke-color="#000000" draw:marker-start-width="0.276cm" draw:marker-end-width="0.276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7" style:family="graphic" style:parent-style-name="standard">
      <style:graphic-properties draw:stroke="solid" svg:stroke-width="0.051cm" svg:stroke-color="#000000" draw:marker-start-width="0.276cm" draw:marker-end-width="0.276cm" draw:fill="solid" draw:fill-color="#999999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51cm" svg:stroke-color="#000000" draw:marker-start-width="0.276cm" draw:marker-end-width="0.276cm" draw:fill="solid" draw:fill-color="#333333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7cm" svg:height="1.27cm" svg:x="1.651cm" svg:y="0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6.764cm" svg:y="-2.4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27cm" svg:height="1.27cm" svg:x="1.651cm" svg:y="1.2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27cm" svg:height="1.27cm" svg:x="1.651cm" svg:y="2.5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27cm" svg:height="1.27cm" svg:x="1.651cm" svg:y="3.81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1.27cm" svg:height="1.27cm" svg:x="1.651cm" svg:y="5.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1.27cm" svg:height="1.27cm" svg:x="1.651cm" svg:y="6.3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1.27cm" svg:height="1.27cm" svg:x="1.651cm" svg:y="7.62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1.27cm" svg:height="1.27cm" svg:x="1.651cm" svg:y="8.89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1.27cm" svg:height="1.27cm" svg:x="1.651cm" svg:y="10.16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1" xml:id="id19" draw:id="id19" draw:layer="layout" svg:width="1.27cm" svg:height="1.27cm" svg:x="1.651cm" svg:y="11.43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" draw:text-style-name="P1" xml:id="id21" draw:id="id21" draw:layer="layout" svg:width="1.27cm" svg:height="1.27cm" svg:x="1.651cm" svg:y="12.7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27cm" svg:height="1.27cm" svg:x="1.651cm" svg:y="13.97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1.27cm" svg:height="1.27cm" svg:x="1.651cm" svg:y="15.24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1" draw:text-style-name="P1" xml:id="id27" draw:id="id27" draw:layer="layout" svg:width="1.27cm" svg:height="1.27cm" svg:x="1.651cm" svg:y="16.51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1" draw:text-style-name="P1" xml:id="id29" draw:id="id29" draw:layer="layout" svg:width="1.27cm" svg:height="1.27cm" svg:x="1.651cm" svg:y="17.78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27cm" svg:height="1.27cm" svg:x="8.636cm" svg:y="0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27cm" svg:height="1.27cm" svg:x="8.636cm" svg:y="1.2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27cm" svg:height="1.27cm" svg:x="8.636cm" svg:y="2.5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27cm" svg:height="1.27cm" svg:x="8.636cm" svg:y="3.8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1.27cm" svg:height="1.27cm" svg:x="8.636cm" svg:y="5.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1.27cm" svg:height="1.27cm" svg:x="8.636cm" svg:y="6.3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1.27cm" svg:height="1.27cm" svg:x="8.636cm" svg:y="7.6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1.27cm" svg:height="1.27cm" svg:x="8.636cm" svg:y="8.8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1.27cm" svg:height="1.27cm" svg:x="8.636cm" svg:y="10.1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xml:id="id20" draw:id="id20" draw:layer="layout" svg:width="1.27cm" svg:height="1.27cm" svg:x="8.636cm" svg:y="11.4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xml:id="id22" draw:id="id22" draw:layer="layout" svg:width="1.27cm" svg:height="1.27cm" svg:x="8.636cm" svg:y="12.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xml:id="id24" draw:id="id24" draw:layer="layout" svg:width="1.27cm" svg:height="1.27cm" svg:x="8.636cm" svg:y="13.9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xml:id="id26" draw:id="id26" draw:layer="layout" svg:width="1.27cm" svg:height="1.27cm" svg:x="8.636cm" svg:y="15.2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xml:id="id28" draw:id="id28" draw:layer="layout" svg:width="1.27cm" svg:height="1.27cm" svg:x="8.636cm" svg:y="16.5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xml:id="id30" draw:id="id30" draw:layer="layout" svg:width="1.27cm" svg:height="1.27cm" svg:x="8.636cm" svg:y="17.78cm">
          <text:p text:style-name="P1">1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.921cm" svg:y1="0.635cm" svg:x2="8.636cm" svg:y2="0.635cm" draw:start-shape="id1" draw:start-glue-point="1" draw:end-shape="id2" draw:end-glue-point="3" svg:d="M2921 635h5715" svg:viewBox="0 0 5716 1">
          <text:p/>
        </draw:connector>
        <draw:connector draw:style-name="gr3" draw:text-style-name="P1" draw:layer="layout" draw:type="line" svg:x1="2.921cm" svg:y1="1.905cm" svg:x2="8.636cm" svg:y2="1.905cm" draw:start-shape="id3" draw:start-glue-point="1" draw:end-shape="id4" draw:end-glue-point="3" svg:d="M2921 1905h5715" svg:viewBox="0 0 5716 1">
          <text:p/>
        </draw:connector>
        <draw:connector draw:style-name="gr3" draw:text-style-name="P1" draw:layer="layout" draw:type="line" svg:x1="2.921cm" svg:y1="3.175cm" svg:x2="8.636cm" svg:y2="3.175cm" draw:start-shape="id5" draw:start-glue-point="1" draw:end-shape="id6" svg:d="M2921 3175h5715" svg:viewBox="0 0 5716 1">
          <text:p/>
        </draw:connector>
        <draw:connector draw:style-name="gr3" draw:text-style-name="P1" draw:layer="layout" draw:type="line" svg:x1="2.921cm" svg:y1="4.445cm" svg:x2="8.636cm" svg:y2="4.445cm" draw:start-shape="id7" draw:start-glue-point="1" draw:end-shape="id8" draw:end-glue-point="3" svg:d="M2921 4445h5715" svg:viewBox="0 0 5716 1">
          <text:p/>
        </draw:connector>
        <draw:connector draw:style-name="gr3" draw:text-style-name="P1" draw:layer="layout" draw:type="line" svg:x1="2.921cm" svg:y1="5.715cm" svg:x2="8.636cm" svg:y2="5.715cm" draw:start-shape="id9" draw:start-glue-point="1" draw:end-shape="id10" draw:end-glue-point="3" svg:d="M2921 5715h5715" svg:viewBox="0 0 5716 1">
          <text:p/>
        </draw:connector>
        <draw:connector draw:style-name="gr3" draw:text-style-name="P1" draw:layer="layout" draw:type="line" svg:x1="2.921cm" svg:y1="6.985cm" svg:x2="8.636cm" svg:y2="6.985cm" draw:start-shape="id11" draw:start-glue-point="1" draw:end-shape="id12" draw:end-glue-point="3" svg:d="M2921 6985h5715" svg:viewBox="0 0 5716 1">
          <text:p/>
        </draw:connector>
        <draw:connector draw:style-name="gr3" draw:text-style-name="P1" draw:layer="layout" draw:type="line" svg:x1="2.921cm" svg:y1="8.255cm" svg:x2="8.636cm" svg:y2="8.255cm" draw:start-shape="id13" draw:start-glue-point="1" draw:end-shape="id14" draw:end-glue-point="3" svg:d="M2921 8255h5715" svg:viewBox="0 0 5716 1">
          <text:p/>
        </draw:connector>
        <draw:connector draw:style-name="gr3" draw:text-style-name="P1" draw:layer="layout" draw:type="line" svg:x1="2.921cm" svg:y1="9.525cm" svg:x2="8.636cm" svg:y2="9.525cm" draw:start-shape="id15" draw:start-glue-point="1" draw:end-shape="id16" draw:end-glue-point="3" svg:d="M2921 9525h5715" svg:viewBox="0 0 5716 1">
          <text:p/>
        </draw:connector>
        <draw:connector draw:style-name="gr3" draw:text-style-name="P1" draw:layer="layout" draw:type="line" svg:x1="2.921cm" svg:y1="10.795cm" svg:x2="8.636cm" svg:y2="10.795cm" draw:start-shape="id17" draw:start-glue-point="1" draw:end-shape="id18" svg:d="M2921 10795h5715" svg:viewBox="0 0 5716 1">
          <text:p/>
        </draw:connector>
        <draw:connector draw:style-name="gr3" draw:text-style-name="P1" draw:layer="layout" draw:type="line" svg:x1="2.921cm" svg:y1="12.065cm" svg:x2="8.636cm" svg:y2="12.065cm" draw:start-shape="id19" draw:start-glue-point="1" draw:end-shape="id20" draw:end-glue-point="3" svg:d="M2921 12065h5715" svg:viewBox="0 0 5716 1">
          <text:p/>
        </draw:connector>
        <draw:connector draw:style-name="gr3" draw:text-style-name="P1" draw:layer="layout" draw:type="line" svg:x1="2.921cm" svg:y1="13.335cm" svg:x2="8.636cm" svg:y2="13.335cm" draw:start-shape="id21" draw:start-glue-point="1" draw:end-shape="id22" draw:end-glue-point="3" svg:d="M2921 13335h5715" svg:viewBox="0 0 5716 1">
          <text:p/>
        </draw:connector>
        <draw:connector draw:style-name="gr3" draw:text-style-name="P1" draw:layer="layout" draw:type="line" svg:x1="2.921cm" svg:y1="14.605cm" svg:x2="8.636cm" svg:y2="14.605cm" draw:start-shape="id23" draw:start-glue-point="1" draw:end-shape="id24" draw:end-glue-point="3" svg:d="M2921 14605h5715" svg:viewBox="0 0 5716 1">
          <text:p/>
        </draw:connector>
        <draw:connector draw:style-name="gr3" draw:text-style-name="P1" draw:layer="layout" draw:type="line" svg:x1="2.921cm" svg:y1="15.875cm" svg:x2="8.636cm" svg:y2="15.875cm" draw:start-shape="id25" draw:start-glue-point="1" draw:end-shape="id26" draw:end-glue-point="3" svg:d="M2921 15875h5715" svg:viewBox="0 0 5716 1">
          <text:p/>
        </draw:connector>
        <draw:connector draw:style-name="gr3" draw:text-style-name="P1" draw:layer="layout" draw:type="line" svg:x1="2.921cm" svg:y1="17.145cm" svg:x2="8.636cm" svg:y2="17.145cm" draw:start-shape="id27" draw:start-glue-point="1" draw:end-shape="id28" draw:end-glue-point="3" svg:d="M2921 17145h5715" svg:viewBox="0 0 5716 1">
          <text:p/>
        </draw:connector>
        <draw:connector draw:style-name="gr3" draw:text-style-name="P1" draw:layer="layout" draw:type="line" svg:x1="2.921cm" svg:y1="18.415cm" svg:x2="8.636cm" svg:y2="18.415cm" draw:start-shape="id29" draw:start-glue-point="1" draw:end-shape="id30" draw:end-glue-point="3" svg:d="M2921 18415h5715" svg:viewBox="0 0 5716 1">
          <text:p/>
        </draw:connector>
        <draw:frame draw:style-name="gr4" draw:text-style-name="P1" draw:layer="layout" svg:width="4.854cm" svg:height="0.509cm" svg:x="3.302cm" svg:y="0.12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" draw:layer="layout" svg:width="4.854cm" svg:height="0.509cm" svg:x="3.302cm" svg:y="1.32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4.863cm" svg:height="0.509cm" svg:x="3.302cm" svg:y="2.62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" draw:layer="layout" svg:width="4.906cm" svg:height="0.509cm" svg:x="3.302cm" svg:y="3.9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" draw:layer="layout" svg:width="4.859cm" svg:height="0.509cm" svg:x="3.302cm" svg:y="5.13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1" draw:layer="layout" svg:width="4.88cm" svg:height="0.509cm" svg:x="3.302cm" svg:y="6.332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1" draw:layer="layout" svg:width="4.88cm" svg:height="0.509cm" svg:x="3.302cm" svg:y="10.23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1" draw:layer="layout" svg:width="5.276cm" svg:height="0.509cm" svg:x="3.102cm" svg:y="14.03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1" draw:layer="layout" svg:width="5.286cm" svg:height="0.509cm" svg:x="3.102cm" svg:y="17.841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1" draw:text-style-name="P1" draw:layer="layout" svg:width="1.27cm" svg:height="1.27cm" svg:x="15.57cm" svg:y="0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5.57cm" svg:y="1.2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15.57cm" svg:y="2.5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5.57cm" svg:y="3.8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15.57cm" svg:y="5.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15.57cm" svg:y="6.3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5.57cm" svg:y="7.6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xml:id="id31" draw:id="id31" draw:layer="layout" svg:width="1.27cm" svg:height="1.27cm" svg:x="15.57cm" svg:y="8.8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15.57cm" svg:y="10.16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15.57cm" svg:y="11.43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5.57cm" svg:y="12.7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15.57cm" svg:y="13.97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5.57cm" svg:y="15.24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5.57cm" svg:y="16.51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15.57cm" svg:y="17.78cm">
          <text:p text:style-name="P1">5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9.906cm" svg:y1="9.525cm" svg:x2="15.57cm" svg:y2="9.525cm" draw:start-shape="id16" draw:start-glue-point="1" draw:end-shape="id31" draw:end-glue-point="3" svg:d="M9906 9525h5664" svg:viewBox="0 0 5665 1">
          <text:p text:style-name="P1">Scan</text:p>
        </draw:connector>
        <draw:custom-shape draw:style-name="gr1" draw:text-style-name="P1" draw:layer="layout" svg:width="1.27cm" svg:height="1.27cm" svg:x="16.942cm" svg:y="0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6.942cm" svg:y="1.2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7cm" svg:height="1.27cm" svg:x="16.942cm" svg:y="2.5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6.942cm" svg:y="3.8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7cm" svg:height="1.27cm" svg:x="16.942cm" svg:y="5.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7cm" svg:height="1.27cm" svg:x="16.942cm" svg:y="6.3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6.942cm" svg:y="7.6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6.942cm" svg:y="8.8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7cm" svg:height="1.27cm" svg:x="16.942cm" svg:y="10.1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7cm" svg:height="1.27cm" svg:x="16.942cm" svg:y="11.4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6.942cm" svg:y="12.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7cm" svg:height="1.27cm" svg:x="16.942cm" svg:y="13.9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6.942cm" svg:y="15.2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6.942cm" svg:y="16.5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xml:id="id45" draw:id="id45" draw:layer="layout" svg:width="1.27cm" svg:height="1.27cm" svg:x="16.942cm" svg:y="17.7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8.212cm" svg:y="0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8.212cm" svg:y="1.2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8" draw:text-style-name="P1" xml:id="id32" draw:id="id32" draw:layer="layout" svg:width="1.27cm" svg:height="1.27cm" svg:x="18.212cm" svg:y="2.5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8.212cm" svg:y="3.81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8" draw:text-style-name="P1" xml:id="id34" draw:id="id34" draw:layer="layout" svg:width="1.27cm" svg:height="1.27cm" svg:x="18.212cm" svg:y="5.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8" draw:text-style-name="P1" xml:id="id36" draw:id="id36" draw:layer="layout" svg:width="1.27cm" svg:height="1.27cm" svg:x="18.212cm" svg:y="6.3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8.212cm" svg:y="7.62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8.212cm" svg:y="8.89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8" draw:text-style-name="P1" xml:id="id38" draw:id="id38" draw:layer="layout" svg:width="1.27cm" svg:height="1.27cm" svg:x="18.212cm" svg:y="10.16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8" draw:text-style-name="P1" xml:id="id46" draw:id="id46" draw:layer="layout" svg:width="1.27cm" svg:height="1.27cm" svg:x="18.212cm" svg:y="11.43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8.212cm" svg:y="12.7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8" draw:text-style-name="P1" xml:id="id40" draw:id="id40" draw:layer="layout" svg:width="1.27cm" svg:height="1.27cm" svg:x="18.212cm" svg:y="13.97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8.212cm" svg:y="15.24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8.212cm" svg:y="16.51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8" draw:text-style-name="P1" xml:id="id42" draw:id="id42" draw:layer="layout" svg:width="1.27cm" svg:height="1.27cm" svg:x="18.212cm" svg:y="17.78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1" draw:text-style-name="P1" xml:id="id33" draw:id="id33" draw:layer="layout" svg:width="1.27cm" svg:height="1.27cm" svg:x="25.146cm" svg:y="0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xml:id="id35" draw:id="id35" draw:layer="layout" svg:width="1.27cm" svg:height="1.27cm" svg:x="25.146cm" svg:y="1.27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xml:id="id37" draw:id="id37" draw:layer="layout" svg:width="1.27cm" svg:height="1.27cm" svg:x="25.146cm" svg:y="2.54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1" xml:id="id39" draw:id="id39" draw:layer="layout" svg:width="1.27cm" svg:height="1.27cm" svg:x="25.146cm" svg:y="3.81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1" xml:id="id47" draw:id="id47" draw:layer="layout" svg:width="1.27cm" svg:height="1.27cm" svg:x="25.146cm" svg:y="5.08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" draw:text-style-name="P1" xml:id="id41" draw:id="id41" draw:layer="layout" svg:width="1.27cm" svg:height="1.27cm" svg:x="25.146cm" svg:y="6.35cm">
          <text:p text:style-name="P1">12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482cm" svg:y1="3.175cm" svg:x2="25.146cm" svg:y2="0.635cm" draw:start-shape="id32" draw:start-glue-point="1" draw:end-shape="id33" draw:end-glue-point="3" svg:d="M19482 3175h526l4612-2540h526" svg:viewBox="0 0 5665 2541">
          <text:p/>
        </draw:connector>
        <draw:connector draw:style-name="gr3" draw:text-style-name="P1" draw:layer="layout" draw:type="lines" svg:x1="19.482cm" svg:y1="5.715cm" svg:x2="25.146cm" svg:y2="1.905cm" draw:start-shape="id34" draw:start-glue-point="1" draw:end-shape="id35" draw:end-glue-point="3" svg:d="M19482 5715h526l4612-3810h526" svg:viewBox="0 0 5665 3811">
          <text:p/>
        </draw:connector>
        <draw:connector draw:style-name="gr3" draw:text-style-name="P1" draw:layer="layout" draw:type="lines" svg:x1="19.482cm" svg:y1="6.985cm" svg:x2="25.146cm" svg:y2="3.175cm" draw:start-shape="id36" draw:start-glue-point="1" draw:end-shape="id37" draw:end-glue-point="3" svg:d="M19482 6985h526l4612-3810h526" svg:viewBox="0 0 5665 3811">
          <text:p/>
        </draw:connector>
        <draw:connector draw:style-name="gr3" draw:text-style-name="P1" draw:layer="layout" draw:type="lines" svg:x1="19.482cm" svg:y1="10.795cm" svg:x2="25.146cm" svg:y2="4.445cm" draw:start-shape="id38" draw:start-glue-point="1" draw:end-shape="id39" draw:end-glue-point="3" svg:d="M19482 10795h526l4612-6350h526" svg:viewBox="0 0 5665 6351">
          <text:p/>
        </draw:connector>
        <draw:connector draw:style-name="gr3" draw:text-style-name="P1" draw:layer="layout" draw:type="lines" svg:x1="19.482cm" svg:y1="14.605cm" svg:x2="25.146cm" svg:y2="6.985cm" draw:start-shape="id40" draw:start-glue-point="1" draw:end-shape="id41" draw:end-glue-point="3" svg:d="M19482 14605h526l4612-7620h526" svg:viewBox="0 0 5665 7621">
          <text:p/>
        </draw:connector>
        <draw:connector draw:style-name="gr3" draw:text-style-name="P1" draw:layer="layout" draw:type="lines" svg:x1="19.482cm" svg:y1="18.415cm" svg:x2="25.146cm" svg:y2="8.255cm" draw:start-shape="id42" draw:start-glue-point="1" draw:end-shape="id43" draw:end-glue-point="3" svg:d="M19482 18415h526l4612-10160h526" svg:viewBox="0 0 5665 10161">
          <text:p/>
        </draw:connector>
        <draw:frame draw:style-name="gr9" draw:layer="layout" svg:width="2.513cm" svg:height="0.962cm" svg:x="20.093cm" svg:y="0.435cm">
          <draw:text-box>
            <text:p>Scatter</text:p>
          </draw:text-box>
        </draw:frame>
        <draw:frame draw:style-name="gr9" xml:id="id44" draw:id="id44" draw:layer="layout" svg:width="5.747cm" svg:height="0.962cm" svg:x="21.209cm" svg:y="19.05cm">
          <draw:text-box>
            <text:p>Copy to N if P is 1.</text:p>
          </draw:text-box>
        </draw:frame>
        <draw:frame draw:style-name="gr4" draw:text-style-name="P1" draw:layer="layout" svg:width="0.648cm" svg:height="0.691cm" svg:x="2.019cm" svg:y="19.37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4" draw:text-style-name="P1" draw:layer="layout" svg:width="0.722cm" svg:height="0.691cm" svg:x="9.004cm" svg:y="19.248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" draw:text-style-name="P1" draw:layer="layout" svg:width="0.741cm" svg:height="0.691cm" svg:x="15.824cm" svg:y="19.248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4" draw:text-style-name="P1" draw:layer="layout" svg:width="0.802cm" svg:height="0.691cm" svg:x="25.44cm" svg:y="9.545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connector draw:style-name="gr3" draw:text-style-name="P1" draw:layer="layout" draw:type="line" svg:x1="21.209cm" svg:y1="19.531cm" svg:x2="17.577cm" svg:y2="19.05cm" draw:start-shape="id44" draw:start-glue-point="3" draw:end-shape="id45" draw:end-glue-point="2" svg:d="M21209 19531l-3632-481" svg:viewBox="0 0 3633 482">
          <text:p/>
        </draw:connector>
        <draw:frame draw:style-name="gr4" draw:text-style-name="P1" draw:layer="layout" svg:width="5.286cm" svg:height="0.509cm" svg:x="3.175cm" svg:y="11.4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1" draw:text-style-name="P1" xml:id="id43" draw:id="id43" draw:layer="layout" svg:width="1.27cm" svg:height="1.27cm" svg:x="25.146cm" svg:y="7.62cm">
          <text:p text:style-name="P1">15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482cm" svg:y1="12.065cm" svg:x2="25.146cm" svg:y2="5.715cm" draw:start-shape="id46" draw:start-glue-point="1" draw:end-shape="id47" draw:end-glue-point="3" svg:d="M19482 12065h526l4612-6350h526" svg:viewBox="0 0 5665 63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5T22:48:42.209601000</meta:creation-date>
    <dc:date>2014-09-29T10:12:14.272957000</dc:date>
    <meta:editing-duration>PT11H16M37S</meta:editing-duration>
    <meta:editing-cycles>22</meta:editing-cycles>
    <meta:generator>LibreOffice/4.2.6.3$MacOSX_x86 LibreOffice_project/3fd416d4c6db7d3204c17ce57a1d70f6e531ee21</meta:generator>
    <meta:document-statistic meta:object-count="123"/>
  </office:meta>
</office:document-meta>
</file>

<file path=Object 1/content.xml><?xml version="1.0" encoding="utf-8"?>
<math xmlns="http://www.w3.org/1998/Math/MathML" display="block">
  <semantics>
    <mrow>
      <mrow>
        <mo fence="true" stretchy="false">(</mo>
        <mrow>
          <mrow>
            <mn>1</mn>
            <mi mathvariant="italic">mod</mi>
            <mrow>
              <mn>3</mn>
              <mo stretchy="false">=</mo>
              <mn>0</mn>
            </mrow>
          </mrow>
        </mrow>
        <mo fence="true" stretchy="false">)</mo>
      </mrow>
      <mo stretchy="false">∨</mo>
      <mrow>
        <mo fence="true" stretchy="false">(</mo>
        <mrow>
          <mrow>
            <mn>1</mn>
            <mi mathvariant="italic">mod</mi>
            <mrow>
              <mn>5</mn>
              <mo stretchy="false">=</mo>
              <mn>0</mn>
            </mrow>
          </mrow>
        </mrow>
        <mo fence="true" stretchy="false">)</mo>
      </mrow>
    </mrow>
    <annotation encoding="StarMath 5.0">(1 mod 3 = 0) or ( 1 mod 5 = 0 )</annotation>
  </semantics>
</math>
</file>

<file path=Object 12/content.xml><?xml version="1.0" encoding="utf-8"?>
<math xmlns="http://www.w3.org/1998/Math/MathML" display="block">
  <semantics>
    <mrow>
      <mrow>
        <mo fence="true" stretchy="false">(</mo>
        <mrow>
          <mrow>
            <mn>12</mn>
            <mi mathvariant="italic">mod</mi>
            <mrow>
              <mn>3</mn>
              <mo stretchy="false">=</mo>
              <mn>0</mn>
            </mrow>
          </mrow>
        </mrow>
        <mo fence="true" stretchy="false">)</mo>
      </mrow>
      <mo stretchy="false">∨</mo>
      <mrow>
        <mo fence="true" stretchy="false">(</mo>
        <mrow>
          <mrow>
            <mn>12</mn>
            <mi mathvariant="italic">mod</mi>
            <mrow>
              <mn>5</mn>
              <mo stretchy="false">=</mo>
              <mn>0</mn>
            </mrow>
          </mrow>
        </mrow>
        <mo fence="true" stretchy="false">)</mo>
      </mrow>
    </mrow>
    <annotation encoding="StarMath 5.0">(12 mod 3 = 0) or ( 12 mod 5 = 0 )</annotation>
  </semantics>
</math>
</file>

<file path=Object 15/content.xml><?xml version="1.0" encoding="utf-8"?>
<math xmlns="http://www.w3.org/1998/Math/MathML" display="block">
  <semantics>
    <mrow>
      <mrow>
        <mo fence="true" stretchy="false">(</mo>
        <mrow>
          <mrow>
            <mn>15</mn>
            <mi mathvariant="italic">mod</mi>
            <mrow>
              <mn>3</mn>
              <mo stretchy="false">=</mo>
              <mn>0</mn>
            </mrow>
          </mrow>
        </mrow>
        <mo fence="true" stretchy="false">)</mo>
      </mrow>
      <mo stretchy="false">∨</mo>
      <mrow>
        <mo fence="true" stretchy="false">(</mo>
        <mrow>
          <mrow>
            <mn>15</mn>
            <mi mathvariant="italic">mod</mi>
            <mrow>
              <mn>5</mn>
              <mo stretchy="false">=</mo>
              <mn>0</mn>
            </mrow>
          </mrow>
        </mrow>
        <mo fence="true" stretchy="false">)</mo>
      </mrow>
    </mrow>
    <annotation encoding="StarMath 5.0">(15 mod 3 = 0) or ( 15 mod 5 = 0 )</annotation>
  </semantics>
</math>
</file>

<file path=Object 16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i>P</mi>
    <annotation encoding="StarMath 5.0">P</annotation>
  </semantics>
</math>
</file>

<file path=Object 18/content.xml><?xml version="1.0" encoding="utf-8"?>
<math xmlns="http://www.w3.org/1998/Math/MathML" display="block">
  <semantics>
    <mi>C</mi>
    <annotation encoding="StarMath 5.0">C</annotation>
  </semantics>
</math>
</file>

<file path=Object 19/content.xml><?xml version="1.0" encoding="utf-8"?>
<math xmlns="http://www.w3.org/1998/Math/MathML" display="block">
  <semantics>
    <mi>N</mi>
    <annotation encoding="StarMath 5.0">N</annotation>
  </semantics>
</math>
</file>

<file path=Object 2/content.xml><?xml version="1.0" encoding="utf-8"?>
<math xmlns="http://www.w3.org/1998/Math/MathML" display="block">
  <semantics>
    <mrow>
      <mrow>
        <mo fence="true" stretchy="false">(</mo>
        <mrow>
          <mrow>
            <mn>2</mn>
            <mi mathvariant="italic">mod</mi>
            <mrow>
              <mn>3</mn>
              <mo stretchy="false">=</mo>
              <mn>0</mn>
            </mrow>
          </mrow>
        </mrow>
        <mo fence="true" stretchy="false">)</mo>
      </mrow>
      <mo stretchy="false">∨</mo>
      <mrow>
        <mo fence="true" stretchy="false">(</mo>
        <mrow>
          <mrow>
            <mn>2</mn>
            <mi mathvariant="italic">mod</mi>
            <mrow>
              <mn>5</mn>
              <mo stretchy="false">=</mo>
              <mn>0</mn>
            </mrow>
          </mrow>
        </mrow>
        <mo fence="true" stretchy="false">)</mo>
      </mrow>
    </mrow>
    <annotation encoding="StarMath 5.0">(2 mod 3 = 0) or ( 2 mod 5 = 0 )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n>3</mn>
            <mi mathvariant="italic">mod</mi>
            <mrow>
              <mn>3</mn>
              <mo stretchy="false">=</mo>
              <mn>0</mn>
            </mrow>
          </mrow>
        </mrow>
        <mo fence="true" stretchy="false">)</mo>
      </mrow>
      <mo stretchy="false">∨</mo>
      <mrow>
        <mo fence="true" stretchy="false">(</mo>
        <mrow>
          <mrow>
            <mn>3</mn>
            <mi mathvariant="italic">mod</mi>
            <mrow>
              <mn>5</mn>
              <mo stretchy="false">=</mo>
              <mn>0</mn>
            </mrow>
          </mrow>
        </mrow>
        <mo fence="true" stretchy="false">)</mo>
      </mrow>
    </mrow>
    <annotation encoding="StarMath 5.0">(3 mod 3 = 0) or ( 3 mod 5 = 0 )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n>4</mn>
            <mi mathvariant="italic">mod</mi>
            <mrow>
              <mn>3</mn>
              <mo stretchy="false">=</mo>
              <mn>0</mn>
            </mrow>
          </mrow>
        </mrow>
        <mo fence="true" stretchy="false">)</mo>
      </mrow>
      <mo stretchy="false">∨</mo>
      <mrow>
        <mo fence="true" stretchy="false">(</mo>
        <mrow>
          <mrow>
            <mn>4</mn>
            <mi mathvariant="italic">mod</mi>
            <mrow>
              <mn>5</mn>
              <mo stretchy="false">=</mo>
              <mn>0</mn>
            </mrow>
          </mrow>
        </mrow>
        <mo fence="true" stretchy="false">)</mo>
      </mrow>
    </mrow>
    <annotation encoding="StarMath 5.0">(4 mod 3 = 0) or ( 4 mod 5 = 0 )</annotation>
  </semantics>
</math>
</file>

<file path=Object 5/content.xml><?xml version="1.0" encoding="utf-8"?>
<math xmlns="http://www.w3.org/1998/Math/MathML" display="block">
  <semantics>
    <mrow>
      <mrow>
        <mo fence="true" stretchy="false">(</mo>
        <mrow>
          <mrow>
            <mn>5</mn>
            <mi mathvariant="italic">mod</mi>
            <mrow>
              <mn>3</mn>
              <mo stretchy="false">=</mo>
              <mn>0</mn>
            </mrow>
          </mrow>
        </mrow>
        <mo fence="true" stretchy="false">)</mo>
      </mrow>
      <mo stretchy="false">∨</mo>
      <mrow>
        <mo fence="true" stretchy="false">(</mo>
        <mrow>
          <mrow>
            <mn>5</mn>
            <mi mathvariant="italic">mod</mi>
            <mrow>
              <mn>5</mn>
              <mo stretchy="false">=</mo>
              <mn>0</mn>
            </mrow>
          </mrow>
        </mrow>
        <mo fence="true" stretchy="false">)</mo>
      </mrow>
    </mrow>
    <annotation encoding="StarMath 5.0">(5 mod 3 = 0) or ( 5 mod 5 = 0 )</annotation>
  </semantics>
</math>
</file>

<file path=Object 6/content.xml><?xml version="1.0" encoding="utf-8"?>
<math xmlns="http://www.w3.org/1998/Math/MathML" display="block">
  <semantics>
    <mrow>
      <mrow>
        <mo fence="true" stretchy="false">(</mo>
        <mrow>
          <mrow>
            <mn>6</mn>
            <mi mathvariant="italic">mod</mi>
            <mrow>
              <mn>3</mn>
              <mo stretchy="false">=</mo>
              <mn>0</mn>
            </mrow>
          </mrow>
        </mrow>
        <mo fence="true" stretchy="false">)</mo>
      </mrow>
      <mo stretchy="false">∨</mo>
      <mrow>
        <mo fence="true" stretchy="false">(</mo>
        <mrow>
          <mrow>
            <mn>6</mn>
            <mi mathvariant="italic">mod</mi>
            <mrow>
              <mn>5</mn>
              <mo stretchy="false">=</mo>
              <mn>0</mn>
            </mrow>
          </mrow>
        </mrow>
        <mo fence="true" stretchy="false">)</mo>
      </mrow>
    </mrow>
    <annotation encoding="StarMath 5.0">(6 mod 3 = 0) or ( 6 mod 5 = 0 )</annotation>
  </semantics>
</math>
</file>

<file path=Object 7/content.xml><?xml version="1.0" encoding="utf-8"?>
<math xmlns="http://www.w3.org/1998/Math/MathML" display="block">
  <semantics>
    <mrow>
      <mrow>
        <mo fence="true" stretchy="false">(</mo>
        <mrow>
          <mrow>
            <mn>10</mn>
            <mi mathvariant="italic">mod</mi>
            <mrow>
              <mn>3</mn>
              <mo stretchy="false">=</mo>
              <mn>0</mn>
            </mrow>
          </mrow>
        </mrow>
        <mo fence="true" stretchy="false">)</mo>
      </mrow>
      <mo stretchy="false">∨</mo>
      <mrow>
        <mo fence="true" stretchy="false">(</mo>
        <mrow>
          <mrow>
            <mn>10</mn>
            <mi mathvariant="italic">mod</mi>
            <mrow>
              <mn>5</mn>
              <mo stretchy="false">=</mo>
              <mn>0</mn>
            </mrow>
          </mrow>
        </mrow>
        <mo fence="true" stretchy="false">)</mo>
      </mrow>
    </mrow>
    <annotation encoding="StarMath 5.0">(10 mod 3 = 0) or ( 10 mod 5 = 0 )</annotation>
  </semantics>
</math>
</file>

<file path=Object 9/content.xml><?xml version="1.0" encoding="utf-8"?>
<math xmlns="http://www.w3.org/1998/Math/MathML" display="block">
  <semantics>
    <mrow>
      <mrow>
        <mo fence="true" stretchy="false">(</mo>
        <mrow>
          <mrow>
            <mn>9</mn>
            <mi mathvariant="italic">mod</mi>
            <mrow>
              <mn>3</mn>
              <mo stretchy="false">=</mo>
              <mn>0</mn>
            </mrow>
          </mrow>
        </mrow>
        <mo fence="true" stretchy="false">)</mo>
      </mrow>
      <mo stretchy="false">∨</mo>
      <mrow>
        <mo fence="true" stretchy="false">(</mo>
        <mrow>
          <mrow>
            <mn>9</mn>
            <mi mathvariant="italic">mod</mi>
            <mrow>
              <mn>5</mn>
              <mo stretchy="false">=</mo>
              <mn>0</mn>
            </mrow>
          </mrow>
        </mrow>
        <mo fence="true" stretchy="false">)</mo>
      </mrow>
    </mrow>
    <annotation encoding="StarMath 5.0">(9 mod 3 = 0) or ( 9 mod 5 = 0 )</annotation>
  </semantics>
</math>
</file>